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fa7b" officeooo:paragraph-rsid="000bfa7b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bfa7b" officeooo:paragraph-rsid="000bfa7b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0bfa7b" officeooo:paragraph-rsid="000bfa7b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f541d" officeooo:paragraph-rsid="000f541d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10d19e" officeooo:paragraph-rsid="0010d19e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124fcc" officeooo:paragraph-rsid="00124fcc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134585" officeooo:paragraph-rsid="00134585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13feea" officeooo:paragraph-rsid="0013feea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01451d7" officeooo:paragraph-rsid="001451d7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014ced2" officeooo:paragraph-rsid="0014ced2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016112b" officeooo:paragraph-rsid="0016112b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018070e" officeooo:paragraph-rsid="0018070e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01a697a" officeooo:paragraph-rsid="001a697a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01b6976" officeooo:paragraph-rsid="001b6976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01cf341" officeooo:paragraph-rsid="001cf341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01dd15f" officeooo:paragraph-rsid="001dd15f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01ec862" officeooo:paragraph-rsid="001ec862"/>
    </style:style>
    <style:style style:name="P18" style:family="paragraph" style:parent-style-name="Standard">
      <style:paragraph-properties fo:text-align="end" style:justify-single-word="false" fo:padding-left="0in" fo:padding-right="0in" fo:padding-top="0in" fo:padding-bottom="0.0291in" fo:border-left="none" fo:border-right="none" fo:border-top="none" fo:border-bottom="0.06pt solid #000000" style:writing-mode="rl-tb" style:join-border="false"/>
      <style:text-properties officeooo:rsid="0016112b" officeooo:paragraph-rsid="0016112b"/>
    </style:style>
    <style:style style:name="T1" style:family="text">
      <style:text-properties officeooo:rsid="0016d0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</text:p>
      <text:p text:style-name="P1">git init </text:p>
      <text:p text:style-name="P2">اولین دستور برای گیت. یک فولدر مخفی با نام <text:s/>.git <text:s/>می سازد </text:p>
      <text:p text:style-name="P2">git status</text:p>
      <text:p text:style-name="P2">وضعیت را نمایش می دهد </text:p>
      <text:p text:style-name="P4">git add <text:s/>filename</text:p>
      <text:p text:style-name="P4">فایلی را که تغییرات داشته به گیت اضافه می کند </text:p>
      <text:p text:style-name="P4">git add -A </text:p>
      <text:p text:style-name="P4">تمام فایل هایی که تغییرات داشته اضافه می کند </text:p>
      <text:p text:style-name="P4">git commit -m 'first add'</text:p>
      <text:p text:style-name="P5">برای تغییرات یک کامنت می نویسد و آن ها را اعمال می کند </text:p>
      <text:p text:style-name="P5">git config --global user.email "<text:a xlink:type="simple" xlink:href="mailto:rezalaal@gmail.com" text:style-name="Internet_20_link" text:visited-style-name="Visited_20_Internet_20_Link">rezalaal@gmail.com</text:a>"</text:p>
      <text:p text:style-name="P5">افزودن ایمیل به گیت</text:p>
      <text:p text:style-name="P5"><text:s/>git config --global user.name "Mohammad Reza Lael Hassanzadeh"</text:p>
      <text:p text:style-name="P5">افزودن نام به گیت</text:p>
      <text:p text:style-name="P6">git log </text:p>
      <text:p text:style-name="P6">فهرستی از کارهایی که انجام داده ایم نمایش می دهد</text:p>
      <text:p text:style-name="P6">git diff HEAD</text:p>
      <text:p text:style-name="P7">تغییرات فایل ها را مقایسه می کند </text:p>
      <text:p text:style-name="P7">git reset resources/views/welcome.blade.php</text:p>
      <text:p text:style-name="P8">تغییرات فایل را به حالت قبل مبر می گرداند </text:p>
      <text:p text:style-name="P8">git diff –staged</text:p>
      <text:p text:style-name="P9">نمایش چیزهایی که با استیج تفاوت دارند </text:p>
      <text:p text:style-name="P9">git checkout – resources/views/welcome.blade.php</text:p>
      <text:p text:style-name="P10">بیخیال آخرین تغییرات فایل می شود </text:p>
      <text:p text:style-name="P10">git branch</text:p>
      <text:p text:style-name="P11">نمایش شاخه های فرعی موجود</text:p>
      <text:p text:style-name="P11">git branch fixpages </text:p>
      <text:p text:style-name="P11">یک شاخه جدید با نام fixpages <text:s/>می سازد </text:p>
      <text:p text:style-name="P11">git checkout fixpages</text:p>
      <text:p text:style-name="P18"><text:s/><text:span text:style-name="T1">شاخه را به شاخه جدیدی که ساختیم تغییر مسیر می دهد</text:span></text:p>
      <text:p text:style-name="P12">برای این که تغییرات شاخه fixpages <text:s/>را در شاخه اصلی یعنی master <text:s/>ادغام کنیم <text:s/>ابتدا با دستور </text:p>
      <text:p text:style-name="P12">git branch maste </text:p>
      <text:p text:style-name="P12">به شاخه master <text:s/>می رویم و سپس می زنیم : </text:p>
      <text:p text:style-name="P12">git merge fixpages</text:p>
      <text:p text:style-name="P12"><text:s/>این کهر تغییرات را اعمال می کند </text:p>
      <text:p text:style-name="P12">git branch -d fixpages</text:p>
      <text:p text:style-name="P13">شاخه را حذف می کند </text:p>
      <text:p text:style-name="P13">git remote add origin <text:a xlink:type="simple" xlink:href="https://github.com/rezalaal" text:style-name="Internet_20_link" text:visited-style-name="Visited_20_Internet_20_Link">https://github.com/rezalaal</text:a></text:p>
      <text:p text:style-name="P14">یک ریموت درست می کند </text:p>
      <text:p text:style-name="P14">git remote</text:p>
      <text:p text:style-name="P14">اسم ریموت را نمایش می دهد</text:p>
      <text:p text:style-name="P14">git remote -v</text:p>
      <text:p text:style-name="P14">ریموت ها را نشان می دهد</text:p>
      <text:p text:style-name="P15">git push -u origin master</text:p>
      <text:p text:style-name="P15">اتصال به ریپوزیتوری و ارسال فایل ها به آدرس ریموت</text:p>
      <text:p text:style-name="P16">git pull origin master </text:p>
      <text:p text:style-name="P16"><text:soft-page-break/>برگرداندن آخرین تغییرات از سایت </text:p>
      <text:p text:style-name="P16">git tag -a v0.0.1 -m 'this is my first version' </text:p>
      <text:p text:style-name="P17">برای ورژن بندی نرم افزار از tag <text:s/>استفاده میشه </text:p>
      <text:p text:style-name="P17">git tag </text:p>
      <text:p text:style-name="P17">نمایش ورژن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2:44:20.209567816</meta:creation-date>
    <dc:date>2019-04-25T10:49:16.712645162</dc:date>
    <meta:editing-duration>PT1H54M</meta:editing-duration>
    <meta:editing-cycles>19</meta:editing-cycles>
    <meta:generator>LibreOffice/6.2.2.2$Linux_X86_64 LibreOffice_project/20$Build-2</meta:generator>
    <meta:document-statistic meta:table-count="0" meta:image-count="0" meta:object-count="0" meta:page-count="2" meta:paragraph-count="52" meta:word-count="296" meta:character-count="1560" meta:non-whitespace-character-count="1279"/>
  </office:meta>
</office:document-meta>
</file>